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color="#80808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6" table:default-cell-style-name="ce6"/>
        <table:table-column table:style-name="co2" table:default-cell-style-name="ce7"/>
        <table:table-column table:style-name="co2" table:default-cell-style-name="ce4"/>
        <table:table-column table:style-name="co2" table:number-columns-repeated="6" table:default-cell-style-name="ce6"/>
        <table:table-column table:style-name="co2" table:default-cell-style-name="ce7"/>
        <table:table-column table:style-name="co2" table:default-cell-style-name="ce4"/>
        <table:table-column table:style-name="co2" table:number-columns-repeated="6" table:default-cell-style-name="ce6"/>
        <table:table-column table:style-name="co2" table:default-cell-style-name="ce7"/>
        <table:table-column table:style-name="co2" table:default-cell-style-name="ce4"/>
        <table:table-column table:style-name="co2" table:number-columns-repeated="6" table:default-cell-style-name="ce6"/>
        <table:table-column table:style-name="co2" table:default-cell-style-name="ce7"/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[.B2]+1" office:value-type="float" office:value="2" calcext:value-type="float">
            <text:p>2</text:p>
          </table:table-cell>
          <table:table-cell table:style-name="ce3" table:formula="of:=[.C2]+1" office:value-type="float" office:value="3" calcext:value-type="float">
            <text:p>3</text:p>
          </table:table-cell>
          <table:table-cell table:style-name="ce3" table:formula="of:=[.D2]+1" office:value-type="float" office:value="4" calcext:value-type="float">
            <text:p>4</text:p>
          </table:table-cell>
          <table:table-cell table:style-name="ce3" table:formula="of:=[.E2]+1" office:value-type="float" office:value="5" calcext:value-type="float">
            <text:p>5</text:p>
          </table:table-cell>
          <table:table-cell table:style-name="ce3" table:formula="of:=[.F2]+1" office:value-type="float" office:value="6" calcext:value-type="float">
            <text:p>6</text:p>
          </table:table-cell>
          <table:table-cell table:style-name="ce3" table:formula="of:=[.G2]+1" office:value-type="float" office:value="7" calcext:value-type="float">
            <text:p>7</text:p>
          </table:table-cell>
          <table:table-cell table:style-name="ce3" table:formula="of:=[.H2]+1" office:value-type="float" office:value="8" calcext:value-type="float">
            <text:p>8</text:p>
          </table:table-cell>
          <table:table-cell table:style-name="ce3" table:formula="of:=[.I2]+1" office:value-type="float" office:value="9" calcext:value-type="float">
            <text:p>9</text:p>
          </table:table-cell>
          <table:table-cell table:style-name="ce3" table:formula="of:=[.J2]+1" office:value-type="float" office:value="10" calcext:value-type="float">
            <text:p>10</text:p>
          </table:table-cell>
          <table:table-cell table:style-name="ce3" table:formula="of:=[.K2]+1" office:value-type="float" office:value="11" calcext:value-type="float">
            <text:p>11</text:p>
          </table:table-cell>
          <table:table-cell table:style-name="ce3" table:formula="of:=[.L2]+1" office:value-type="float" office:value="12" calcext:value-type="float">
            <text:p>12</text:p>
          </table:table-cell>
          <table:table-cell table:style-name="ce3" table:formula="of:=[.M2]+1" office:value-type="float" office:value="13" calcext:value-type="float">
            <text:p>13</text:p>
          </table:table-cell>
          <table:table-cell table:style-name="ce3" table:formula="of:=[.N2]+1" office:value-type="float" office:value="14" calcext:value-type="float">
            <text:p>14</text:p>
          </table:table-cell>
          <table:table-cell table:style-name="ce3" table:formula="of:=[.O2]+1" office:value-type="float" office:value="15" calcext:value-type="float">
            <text:p>15</text:p>
          </table:table-cell>
          <table:table-cell table:style-name="ce3" table:formula="of:=[.P2]+1" office:value-type="float" office:value="16" calcext:value-type="float">
            <text:p>16</text:p>
          </table:table-cell>
          <table:table-cell table:style-name="ce3" table:formula="of:=[.Q2]+1" office:value-type="float" office:value="17" calcext:value-type="float">
            <text:p>17</text:p>
          </table:table-cell>
          <table:table-cell table:style-name="ce3" table:formula="of:=[.R2]+1" office:value-type="float" office:value="18" calcext:value-type="float">
            <text:p>18</text:p>
          </table:table-cell>
          <table:table-cell table:style-name="ce3" table:formula="of:=[.S2]+1" office:value-type="float" office:value="19" calcext:value-type="float">
            <text:p>19</text:p>
          </table:table-cell>
          <table:table-cell table:style-name="ce3" table:formula="of:=[.T2]+1" office:value-type="float" office:value="20" calcext:value-type="float">
            <text:p>20</text:p>
          </table:table-cell>
          <table:table-cell table:style-name="ce3" table:formula="of:=[.U2]+1" office:value-type="float" office:value="21" calcext:value-type="float">
            <text:p>21</text:p>
          </table:table-cell>
          <table:table-cell table:style-name="ce3" table:formula="of:=[.V2]+1" office:value-type="float" office:value="22" calcext:value-type="float">
            <text:p>22</text:p>
          </table:table-cell>
          <table:table-cell table:style-name="ce3" table:formula="of:=[.W2]+1" office:value-type="float" office:value="23" calcext:value-type="float">
            <text:p>23</text:p>
          </table:table-cell>
          <table:table-cell table:style-name="ce3" table:formula="of:=[.X2]+1" office:value-type="float" office:value="24" calcext:value-type="float">
            <text:p>24</text:p>
          </table:table-cell>
          <table:table-cell table:style-name="ce3" table:formula="of:=[.Y2]+1" office:value-type="float" office:value="25" calcext:value-type="float">
            <text:p>25</text:p>
          </table:table-cell>
          <table:table-cell table:style-name="ce3" table:formula="of:=[.Z2]+1" office:value-type="float" office:value="26" calcext:value-type="float">
            <text:p>26</text:p>
          </table:table-cell>
          <table:table-cell table:style-name="ce3" table:formula="of:=[.AA2]+1" office:value-type="float" office:value="27" calcext:value-type="float">
            <text:p>27</text:p>
          </table:table-cell>
          <table:table-cell table:style-name="ce3" table:formula="of:=[.AB2]+1" office:value-type="float" office:value="28" calcext:value-type="float">
            <text:p>28</text:p>
          </table:table-cell>
          <table:table-cell table:style-name="ce3" table:formula="of:=[.AC2]+1" office:value-type="float" office:value="29" calcext:value-type="float">
            <text:p>29</text:p>
          </table:table-cell>
          <table:table-cell table:style-name="ce3" table:formula="of:=[.AD2]+1" office:value-type="float" office:value="30" calcext:value-type="float">
            <text:p>30</text:p>
          </table:table-cell>
          <table:table-cell table:style-name="ce3" table:formula="of:=[.AE2]+1" office:value-type="float" office:value="31" calcext:value-type="float">
            <text:p>31</text:p>
          </table:table-cell>
          <table:table-cell table:style-name="ce3" table:formula="of:=[.AF2]+1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IP A</text:p>
          </table:table-cell>
          <table:table-cell table:formula="of:=[.B4]*[.B$1]+[.C4]*[.C$1]+[.D4]*[.D$1]+[.E4]*[.E$1]+[.F4]*[.F$1]+[.G4]*[.G$1]+[.H4]*[.H$1]+[.I4]*[.I$1]" office:value-type="float" office:value="192" calcext:value-type="float" table:number-columns-spanned="8" table:number-rows-spanned="1">
            <text:p>192</text:p>
          </table:table-cell>
          <table:covered-table-cell table:number-columns-repeated="7"/>
          <table:table-cell table:formula="of:=[.J4]*[.J$1]+[.K4]*[.K$1]+[.L4]*[.L$1]+[.M4]*[.M$1]+[.N4]*[.N$1]+[.O4]*[.O$1]+[.P4]*[.P$1]+[.Q4]*[.Q$1]" office:value-type="float" office:value="168" calcext:value-type="float" table:number-columns-spanned="8" table:number-rows-spanned="1">
            <text:p>168</text:p>
          </table:table-cell>
          <table:covered-table-cell table:number-columns-repeated="7"/>
          <table:table-cell table:formula="of:=[.R4]*[.R$1]+[.S4]*[.S$1]+[.T4]*[.T$1]+[.U4]*[.U$1]+[.V4]*[.V$1]+[.W4]*[.W$1]+[.X4]*[.X$1]+[.Y4]*[.Y$1]" office:value-type="float" office:value="23" calcext:value-type="float" table:number-columns-spanned="8" table:number-rows-spanned="1">
            <text:p>23</text:p>
          </table:table-cell>
          <table:covered-table-cell table:number-columns-repeated="7"/>
          <table:table-cell table:formula="of:=[.Z4]*[.Z$1]+[.AA4]*[.AA$1]+[.AB4]*[.AB$1]+[.AC4]*[.AC$1]+[.AD4]*[.AD$1]+[.AE4]*[.AE$1]+[.AF4]*[.AF$1]+[.AG4]*[.AG$1]" office:value-type="float" office:value="224" calcext:value-type="float" table:number-columns-spanned="8" table:number-rows-spanned="1">
            <text:p>224</text:p>
          </table:table-cell>
          <table:covered-table-cell table:number-columns-repeated="7"/>
        </table:table-row>
        <table:table-row table:style-name="ro1">
          <table:covered-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32"/>
        </table:table-row>
        <table:table-row table:style-name="ro1">
          <table:table-cell table:style-name="ce2" office:value-type="string" calcext:value-type="string" table:number-columns-spanned="1" table:number-rows-spanned="2">
            <text:p>SUBNET A</text:p>
          </table:table-cell>
          <table:table-cell table:formula="of:=[.B7]*[.B$1]+[.C7]*[.C$1]+[.D7]*[.D$1]+[.E7]*[.E$1]+[.F7]*[.F$1]+[.G7]*[.G$1]+[.H7]*[.H$1]+[.I7]*[.I$1]" office:value-type="float" office:value="192" calcext:value-type="float" table:number-columns-spanned="8" table:number-rows-spanned="1">
            <text:p>192</text:p>
          </table:table-cell>
          <table:covered-table-cell table:number-columns-repeated="7"/>
          <table:table-cell table:formula="of:=[.J7]*[.J$1]+[.K7]*[.K$1]+[.L7]*[.L$1]+[.M7]*[.M$1]+[.N7]*[.N$1]+[.O7]*[.O$1]+[.P7]*[.P$1]+[.Q7]*[.Q$1]" office:value-type="float" office:value="168" calcext:value-type="float" table:number-columns-spanned="8" table:number-rows-spanned="1">
            <text:p>168</text:p>
          </table:table-cell>
          <table:covered-table-cell table:number-columns-repeated="7"/>
          <table:table-cell table:formula="of:=[.R7]*[.R$1]+[.S7]*[.S$1]+[.T7]*[.T$1]+[.U7]*[.U$1]+[.V7]*[.V$1]+[.W7]*[.W$1]+[.X7]*[.X$1]+[.Y7]*[.Y$1]" office:value-type="float" office:value="23" calcext:value-type="float" table:number-columns-spanned="8" table:number-rows-spanned="1">
            <text:p>23</text:p>
          </table:table-cell>
          <table:covered-table-cell table:number-columns-repeated="7"/>
          <table:table-cell table:formula="of:=[.Z7]*[.Z$1]+[.AA7]*[.AA$1]+[.AB7]*[.AB$1]+[.AC7]*[.AC$1]+[.AD7]*[.AD$1]+[.AE7]*[.AE$1]+[.AF7]*[.AF$1]+[.AG7]*[.AG$1]" office:value-type="float" office:value="129" calcext:value-type="float" table:number-columns-spanned="8" table:number-rows-spanned="1">
            <text:p>129</text:p>
          </table:table-cell>
          <table:covered-table-cell table:number-columns-repeated="7"/>
        </table:table-row>
        <table:table-row table:style-name="ro1">
          <table:covered-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32"/>
        </table:table-row>
        <table:table-row table:style-name="ro1">
          <table:table-cell table:style-name="ce2" office:value-type="string" calcext:value-type="string" table:number-columns-spanned="1" table:number-rows-spanned="2">
            <text:p>IP B</text:p>
          </table:table-cell>
          <table:table-cell table:formula="of:=[.B10]*[.B$1]+[.C10]*[.C$1]+[.D10]*[.D$1]+[.E10]*[.E$1]+[.F10]*[.F$1]+[.G10]*[.G$1]+[.H10]*[.H$1]+[.I10]*[.I$1]" office:value-type="float" office:value="192" calcext:value-type="float" table:number-columns-spanned="8" table:number-rows-spanned="1">
            <text:p>192</text:p>
          </table:table-cell>
          <table:covered-table-cell table:number-columns-repeated="7"/>
          <table:table-cell table:formula="of:=[.J10]*[.J$1]+[.K10]*[.K$1]+[.L10]*[.L$1]+[.M10]*[.M$1]+[.N10]*[.N$1]+[.O10]*[.O$1]+[.P10]*[.P$1]+[.Q10]*[.Q$1]" office:value-type="float" office:value="168" calcext:value-type="float" table:number-columns-spanned="8" table:number-rows-spanned="1">
            <text:p>168</text:p>
          </table:table-cell>
          <table:covered-table-cell table:number-columns-repeated="7"/>
          <table:table-cell table:formula="of:=[.R10]*[.R$1]+[.S10]*[.S$1]+[.T10]*[.T$1]+[.U10]*[.U$1]+[.V10]*[.V$1]+[.W10]*[.W$1]+[.X10]*[.X$1]+[.Y10]*[.Y$1]" office:value-type="float" office:value="23" calcext:value-type="float" table:number-columns-spanned="8" table:number-rows-spanned="1">
            <text:p>23</text:p>
          </table:table-cell>
          <table:covered-table-cell table:number-columns-repeated="7"/>
          <table:table-cell table:formula="of:=[.Z10]*[.Z$1]+[.AA10]*[.AA$1]+[.AB10]*[.AB$1]+[.AC10]*[.AC$1]+[.AD10]*[.AD$1]+[.AE10]*[.AE$1]+[.AF10]*[.AF$1]+[.AG10]*[.AG$1]" office:value-type="float" office:value="126" calcext:value-type="float" table:number-columns-spanned="8" table:number-rows-spanned="1">
            <text:p>126</text:p>
          </table:table-cell>
          <table:covered-table-cell table:number-columns-repeated="7"/>
        </table:table-row>
        <table:table-row table:style-name="ro1">
          <table:covered-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32"/>
        </table:table-row>
        <table:table-row table:style-name="ro1">
          <table:table-cell table:style-name="ce2" office:value-type="string" calcext:value-type="string" table:number-columns-spanned="1" table:number-rows-spanned="2">
            <text:p>SUBNET B</text:p>
          </table:table-cell>
          <table:table-cell table:formula="of:=[.B13]*[.B$1]+[.C13]*[.C$1]+[.D13]*[.D$1]+[.E13]*[.E$1]+[.F13]*[.F$1]+[.G13]*[.G$1]+[.H13]*[.H$1]+[.I13]*[.I$1]" office:value-type="float" office:value="192" calcext:value-type="float" table:number-columns-spanned="8" table:number-rows-spanned="1">
            <text:p>192</text:p>
          </table:table-cell>
          <table:covered-table-cell table:number-columns-repeated="7"/>
          <table:table-cell table:formula="of:=[.J13]*[.J$1]+[.K13]*[.K$1]+[.L13]*[.L$1]+[.M13]*[.M$1]+[.N13]*[.N$1]+[.O13]*[.O$1]+[.P13]*[.P$1]+[.Q13]*[.Q$1]" office:value-type="float" office:value="168" calcext:value-type="float" table:number-columns-spanned="8" table:number-rows-spanned="1">
            <text:p>168</text:p>
          </table:table-cell>
          <table:covered-table-cell table:number-columns-repeated="7"/>
          <table:table-cell table:formula="of:=[.R13]*[.R$1]+[.S13]*[.S$1]+[.T13]*[.T$1]+[.U13]*[.U$1]+[.V13]*[.V$1]+[.W13]*[.W$1]+[.X13]*[.X$1]+[.Y13]*[.Y$1]" office:value-type="float" office:value="23" calcext:value-type="float" table:number-columns-spanned="8" table:number-rows-spanned="1">
            <text:p>23</text:p>
          </table:table-cell>
          <table:covered-table-cell table:number-columns-repeated="7"/>
          <table:table-cell table:formula="of:=[.Z13]*[.Z$1]+[.AA13]*[.AA$1]+[.AB13]*[.AB$1]+[.AC13]*[.AC$1]+[.AD13]*[.AD$1]+[.AE13]*[.AE$1]+[.AF13]*[.AF$1]+[.AG13]*[.AG$1]" office:value-type="float" office:value="125" calcext:value-type="float" table:number-columns-spanned="8" table:number-rows-spanned="1">
            <text:p>125</text:p>
          </table:table-cell>
          <table:covered-table-cell table:number-columns-repeated="7"/>
        </table:table-row>
        <table:table-row table:style-name="ro1">
          <table:covered-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1:40:39.314814297</meta:creation-date>
    <dc:date>2024-05-14T15:05:30.668208854</dc:date>
    <meta:editing-duration>PT16M49S</meta:editing-duration>
    <meta:editing-cycles>3</meta:editing-cycles>
    <meta:generator>LibreOffice/7.3.7.2$Linux_X86_64 LibreOffice_project/30$Build-2</meta:generator>
    <meta:document-statistic meta:table-count="1" meta:cell-count="212" meta:object-count="0"/>
  </office:meta>
</office:document-meta>
</file>